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7cm" fo:min-width="1.352cm"/>
    </style:style>
    <style:style style:name="gr2" style:family="graphic" style:parent-style-name="standard">
      <style:graphic-properties draw:textarea-horizontal-align="justify" draw:textarea-vertical-align="middle" draw:auto-grow-height="false" fo:min-height="0.359cm" fo:min-width="1.43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7cm" fo:min-width="0.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38cm" fo:min-width="0.69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238cm" fo:min-width="0.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3.0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.8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7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2cm" fo:min-width="0.74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86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0.6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0.443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2.86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font-size="20.7999992370605pt"/>
    </style:style>
    <style:style style:name="P3" style:family="paragraph">
      <style:paragraph-properties fo:text-align="center"/>
      <style:text-properties fo:font-size="20.7999992370605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text-properties fo:font-size="20.7999992370605pt"/>
    </style:style>
    <style:style style:name="P6" style:family="paragraph">
      <loext:graphic-properties draw:fill="none" draw:fill-color="#ffffff"/>
      <style:text-properties fo:font-size="20.7999992370605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0.799999237060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20.7999992370605pt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52cm" svg:height="0.637cm" svg:x="9.069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852cm" svg:height="0.637cm" svg:x="14.429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852cm" svg:height="0.637cm" svg:x="9.069cm" svg:y="8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852cm" svg:height="0.637cm" svg:x="14.429cm" svg:y="8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937cm" svg:height="0.609cm" draw:transform="rotate (1.5707963267949) translate (12.378cm 7.28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069cm" svg:y1="4.112cm" svg:x2="7.241cm" svg:y2="5.345cm" draw:start-shape="id1" draw:start-glue-point="3" draw:end-shape="id2" draw:end-glue-point="4" svg:d="M9069 4112h-1828v1233" svg:viewBox="0 0 1829 1234">
          <text:p/>
        </draw:connector>
        <draw:connector draw:style-name="gr3" draw:text-style-name="P1" draw:layer="layout" svg:x1="7.241cm" svg:y1="7.476cm" svg:x2="9.069cm" svg:y2="8.621cm" draw:start-shape="id2" draw:start-glue-point="8" draw:end-shape="id3" draw:end-glue-point="3" svg:d="M7241 7476v1145h1828" svg:viewBox="0 0 1829 1146">
          <text:p/>
        </draw:connector>
        <draw:connector draw:style-name="gr3" draw:text-style-name="P1" draw:layer="layout" draw:line-skew="0.239cm" svg:x1="17.775cm" svg:y1="11.894cm" svg:x2="12.753cm" svg:y2="12.514cm" draw:start-shape="id4" draw:start-glue-point="2" draw:end-shape="id5" draw:end-glue-point="6" svg:d="M17775 11894v1360h-5022v-740" svg:viewBox="0 0 5023 1361">
          <text:p/>
        </draw:connector>
        <draw:connector draw:style-name="gr3" draw:text-style-name="P1" draw:layer="layout" svg:x1="10.921cm" svg:y1="8.621cm" svg:x2="14.429cm" svg:y2="8.643cm" draw:start-shape="id3" draw:start-glue-point="1" draw:end-shape="id6" draw:end-glue-point="3" svg:d="M10921 8621h1754v22h1754" svg:viewBox="0 0 3509 23">
          <text:p/>
        </draw:connector>
        <draw:connector draw:style-name="gr3" draw:text-style-name="P1" draw:layer="layout" svg:x1="12.682cm" svg:y1="7.281cm" svg:x2="14.429cm" svg:y2="8.643cm" draw:start-shape="id7" draw:start-glue-point="3" draw:end-shape="id6" draw:end-glue-point="3" svg:d="M12682 7281v1362h1747" svg:viewBox="0 0 1748 1363">
          <text:p/>
        </draw:connector>
        <draw:connector draw:style-name="gr3" draw:text-style-name="P1" draw:layer="layout" svg:x1="14.429cm" svg:y1="4.112cm" svg:x2="12.682cm" svg:y2="5.344cm" draw:start-shape="id8" draw:start-glue-point="3" draw:end-shape="id7" draw:end-glue-point="1" svg:d="M14429 4112h-1747v1232" svg:viewBox="0 0 1748 1233">
          <text:p/>
        </draw:connector>
        <draw:custom-shape draw:style-name="gr4" draw:text-style-name="P3" xml:id="id2" draw:id="id2" draw:layer="layout" svg:width="2.036cm" svg:height="2.131cm" svg:x="6.223cm" svg:y="5.34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5" draw:text-style-name="P1" draw:layer="layout" svg:width="2.38cm" svg:height="2.975cm" svg:x="16.586cm" svg:y="4.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7.773cm" svg:y1="5.734cm" svg:x2="17.773cm" svg:y2="7.197cm">
            <text:p/>
          </draw:line>
        </draw:g>
        <draw:custom-shape draw:style-name="gr7" draw:text-style-name="P3" xml:id="id5" draw:id="id5" draw:layer="layout" svg:width="2.38cm" svg:height="2.975cm" svg:x="11.563cm" svg:y="9.539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3.558cm" svg:height="1.288cm" svg:x="13.165cm" svg:y="11.672cm">
          <draw:text-box>
            <text:p text:style-name="P5"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3" draw:text-style-name="P7" draw:layer="layout" svg:x1="10.921cm" svg:y1="8.621cm" svg:x2="12.753cm" svg:y2="9.539cm" draw:start-shape="id3" draw:start-glue-point="1" draw:end-shape="id5" draw:end-glue-point="4" svg:d="M10921 8621h1832v918" svg:viewBox="0 0 1833 919">
          <text:p/>
        </draw:connector>
        <draw:connector draw:style-name="gr3" draw:text-style-name="P7" draw:layer="layout" svg:x1="10.921cm" svg:y1="4.112cm" svg:x2="12.682cm" svg:y2="5.344cm" draw:start-shape="id1" draw:start-glue-point="1" draw:end-shape="id7" draw:end-glue-point="1" svg:d="M10921 4112h1761v1232" svg:viewBox="0 0 1762 1233">
          <text:p/>
        </draw:connector>
        <draw:connector draw:style-name="gr3" draw:text-style-name="P7" draw:layer="layout" svg:x1="16.281cm" svg:y1="4.112cm" svg:x2="17.776cm" svg:y2="4.87cm" draw:start-shape="id8" draw:start-glue-point="1" draw:end-shape="id9" draw:end-glue-point="0" svg:d="M16281 4112h1495v758" svg:viewBox="0 0 1496 759">
          <text:p/>
        </draw:connector>
        <draw:connector draw:style-name="gr3" draw:text-style-name="P7" draw:layer="layout" svg:x1="17.776cm" svg:y1="7.845cm" svg:x2="17.775cm" svg:y2="9.897cm" draw:start-shape="id9" draw:start-glue-point="2" draw:end-shape="id4" draw:end-glue-point="0" svg:d="M17776 7845v1001h-1v1051" svg:viewBox="0 0 2 2053">
          <text:p/>
        </draw:connector>
        <draw:custom-shape draw:style-name="gr1" draw:text-style-name="P1" xml:id="id10" draw:id="id10" draw:layer="layout" svg:width="1.852cm" svg:height="0.637cm" svg:x="9.069cm" svg:y="13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937cm" svg:height="0.609cm" draw:transform="rotate (1.5707963267949) translate (6.937cm 11.906cm)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0.921cm" svg:y1="13.362cm" svg:x2="12.753cm" svg:y2="12.514cm" draw:start-shape="id10" draw:start-glue-point="1" draw:end-shape="id5" draw:end-glue-point="6" svg:d="M10921 13362h1832v-848" svg:viewBox="0 0 1833 849">
          <text:p/>
        </draw:connector>
        <draw:connector draw:style-name="gr3" draw:text-style-name="P7" draw:layer="layout" svg:x1="7.241cm" svg:y1="9.969cm" svg:x2="9.069cm" svg:y2="8.621cm" draw:start-shape="id11" draw:start-glue-point="1" draw:end-shape="id3" draw:end-glue-point="3" svg:d="M7241 9969v-1348h1828" svg:viewBox="0 0 1829 1349">
          <text:p/>
        </draw:connector>
        <draw:connector draw:style-name="gr3" draw:text-style-name="P7" draw:layer="layout" svg:x1="7.241cm" svg:y1="11.906cm" svg:x2="9.069cm" svg:y2="13.362cm" draw:start-shape="id11" draw:start-glue-point="3" draw:end-shape="id10" draw:end-glue-point="3" svg:d="M7241 11906v1456h1828" svg:viewBox="0 0 1829 1457">
          <text:p/>
        </draw:connector>
        <draw:frame draw:style-name="gr9" draw:text-style-name="P6" draw:layer="layout" svg:width="2.388cm" svg:height="1.288cm" svg:x="19.012cm" svg:y="9.712cm">
          <draw:text-box>
            <text:p text:style-name="P5"><text:span text:style-name="T2">I</text:span><text:span text:style-name="T5">c</text:span></text:p>
          </draw:text-box>
        </draw:frame>
        <draw:frame draw:style-name="gr10" draw:text-style-name="P8" draw:layer="layout" svg:width="1.284cm" svg:height="1.288cm" svg:x="9.475cm" svg:y="4.431cm">
          <draw:text-box>
            <text:p text:style-name="P5">R<text:span text:style-name="T6">1</text:span></text:p>
          </draw:text-box>
        </draw:frame>
        <draw:frame draw:style-name="gr10" draw:text-style-name="P8" draw:layer="layout" svg:width="1.284cm" svg:height="1.288cm" svg:x="14.832cm" svg:y="8.941cm">
          <draw:text-box>
            <text:p text:style-name="P5">R<text:span text:style-name="T6">5</text:span></text:p>
          </draw:text-box>
        </draw:frame>
        <draw:frame draw:style-name="gr11" draw:text-style-name="P8" draw:layer="layout" svg:width="1.284cm" svg:height="1.288cm" svg:x="9.397cm" svg:y="8.941cm">
          <draw:text-box>
            <text:p text:style-name="P5">R<text:span text:style-name="T6">4</text:span></text:p>
          </draw:text-box>
        </draw:frame>
        <draw:frame draw:style-name="gr10" draw:text-style-name="P8" draw:layer="layout" svg:width="1.284cm" svg:height="1.288cm" svg:x="12.891cm" svg:y="5.84cm">
          <draw:text-box>
            <text:p text:style-name="P5">R<text:span text:style-name="T6">3</text:span></text:p>
          </draw:text-box>
        </draw:frame>
        <draw:frame draw:style-name="gr10" draw:text-style-name="P8" draw:layer="layout" svg:width="1.284cm" svg:height="1.288cm" svg:x="14.728cm" svg:y="4.431cm">
          <draw:text-box>
            <text:p text:style-name="P5">R<text:span text:style-name="T6">2</text:span></text:p>
          </draw:text-box>
        </draw:frame>
        <draw:frame draw:style-name="gr10" draw:text-style-name="P8" draw:layer="layout" svg:width="1.284cm" svg:height="1.288cm" svg:x="5.647cm" svg:y="10.252cm">
          <draw:text-box>
            <text:p text:style-name="P5">R<text:span text:style-name="T6">6</text:span></text:p>
          </draw:text-box>
        </draw:frame>
        <draw:custom-shape draw:style-name="gr12" draw:text-style-name="P7" draw:layer="layout" svg:width="0.259cm" svg:height="0.298cm" svg:x="12.615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4" draw:id="id14" draw:layer="layout" svg:width="0.259cm" svg:height="0.298cm" svg:x="17.646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9cm" svg:height="0.298cm" svg:x="12.616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9cm" svg:height="0.298cm" svg:x="12.553cm" svg:y="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2" draw:id="id12" draw:layer="layout" svg:width="0.259cm" svg:height="0.298cm" svg:x="7.089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.247cm" svg:height="2.932cm" svg:x="11.317cm" svg:y="4.909cm">
          <draw:text-box>
            <text:p text:style-name="P5">+</text:p>
            <text:p text:style-name="P5">V<text:span text:style-name="T6">b</text:span></text:p>
            <text:p text:style-name="P5">-</text:p>
          </draw:text-box>
        </draw:frame>
        <draw:line draw:style-name="gr14" draw:text-style-name="P9" draw:layer="layout" svg:x1="7.949cm" svg:y1="9.969cm" svg:x2="7.949cm" svg:y2="12.151cm">
          <text:p/>
        </draw:line>
        <draw:frame draw:style-name="gr15" draw:text-style-name="P10" draw:layer="layout" svg:width="2.03cm" svg:height="2.11cm" svg:x="8.111cm" svg:y="10.258cm">
          <draw:text-box>
            <text:p text:style-name="P5"><text:span text:style-name="T3">I</text:span><text:span text:style-name="T4">d</text:span></text:p>
          </draw:text-box>
        </draw:frame>
        <draw:g xml:id="id4" draw:id="id4">
          <draw:line draw:style-name="gr16" draw:text-style-name="P9" draw:layer="layout" svg:x1="17.776cm" svg:y1="9.897cm" svg:x2="17.776cm" svg:y2="10.561cm">
            <text:p/>
          </draw:line>
          <draw:line draw:style-name="gr16" draw:text-style-name="P9" draw:layer="layout" svg:x1="16.935cm" svg:y1="10.566cm" svg:x2="18.615cm" svg:y2="10.566cm">
            <text:p/>
          </draw:line>
          <draw:line draw:style-name="gr16" draw:text-style-name="P9" draw:layer="layout" svg:x1="16.936cm" svg:y1="11.233cm" svg:x2="18.616cm" svg:y2="11.233cm">
            <text:p/>
          </draw:line>
          <draw:line draw:style-name="gr16" draw:text-style-name="P9" draw:layer="layout" svg:x1="17.776cm" svg:y1="11.23cm" svg:x2="17.776cm" svg:y2="11.894cm">
            <text:p/>
          </draw:line>
        </draw:g>
        <draw:line draw:style-name="gr14" draw:text-style-name="P9" draw:layer="layout" svg:x1="18.921cm" svg:y1="9.32cm" svg:x2="18.921cm" svg:y2="11.502cm">
          <text:p/>
        </draw:line>
        <draw:frame draw:style-name="gr10" draw:text-style-name="P8" draw:layer="layout" svg:width="1.284cm" svg:height="1.288cm" svg:x="16.415cm" svg:y="11.233cm">
          <draw:text-box>
            <text:p text:style-name="P5">C</text:p>
          </draw:text-box>
        </draw:frame>
        <draw:frame draw:style-name="gr17" draw:text-style-name="P7" draw:layer="layout" svg:width="9.443cm" svg:height="3.625cm" svg:x="0.057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3" draw:id="id13">
          <draw:line draw:style-name="gr18" draw:text-style-name="P9" draw:layer="layout" svg:x1="6.254cm" svg:y1="9.667cm" svg:x2="4.9cm" svg:y2="9.68cm">
            <text:p/>
          </draw:line>
          <draw:line draw:style-name="gr18" draw:text-style-name="P9" draw:layer="layout" svg:x1="6.255cm" svg:y1="9.66cm" svg:x2="4.901cm" svg:y2="9.673cm">
            <text:p/>
          </draw:line>
          <draw:line draw:style-name="gr18" draw:text-style-name="P9" draw:layer="layout" svg:x1="5.271cm" svg:y1="9.952cm" svg:x2="5.944cm" svg:y2="9.952cm">
            <text:p/>
          </draw:line>
          <draw:line draw:style-name="gr18" draw:text-style-name="P9" draw:layer="layout" svg:x1="5.452cm" svg:y1="10.196cm" svg:x2="5.776cm" svg:y2="10.196cm">
            <text:p/>
          </draw:line>
          <draw:line draw:style-name="gr18" draw:text-style-name="P9" draw:layer="layout" svg:x1="5.595cm" svg:y1="9.65cm" svg:x2="5.601cm" svg:y2="9.021cm">
            <text:p/>
          </draw:line>
        </draw:g>
        <draw:connector draw:style-name="gr19" draw:text-style-name="P7" draw:layer="layout" svg:x1="7.089cm" svg:y1="8.621cm" svg:x2="5.577cm" svg:y2="9.021cm" draw:start-shape="id12" draw:start-glue-point="6" draw:end-shape="id13" draw:end-glue-point="0" svg:d="M7089 8621h-1512v400" svg:viewBox="0 0 1513 401">
          <text:p/>
        </draw:connector>
        <draw:frame draw:style-name="gr20" draw:text-style-name="P8" draw:layer="layout" svg:width="1.131cm" svg:height="1.112cm" svg:x="6.676cm" svg:y="3cm">
          <draw:text-box>
            <text:p text:style-name="P5">1</text:p>
          </draw:text-box>
        </draw:frame>
        <draw:frame draw:style-name="gr21" draw:text-style-name="P8" draw:layer="layout" svg:width="0.943cm" svg:height="1.112cm" svg:x="12.211cm" svg:y="3cm">
          <draw:text-box>
            <text:p text:style-name="P5">2</text:p>
          </draw:text-box>
        </draw:frame>
        <draw:frame draw:style-name="gr21" draw:text-style-name="P8" draw:layer="layout" svg:width="0.943cm" svg:height="1.112cm" svg:x="17.304cm" svg:y="3cm">
          <draw:text-box>
            <text:p text:style-name="P5">3</text:p>
          </draw:text-box>
        </draw:frame>
        <draw:frame draw:style-name="gr21" draw:text-style-name="P8" draw:layer="layout" svg:width="0.943cm" svg:height="1.112cm" svg:x="12.764cm" svg:y="7.625cm">
          <draw:text-box>
            <text:p text:style-name="P5">5</text:p>
          </draw:text-box>
        </draw:frame>
        <draw:frame draw:style-name="gr21" draw:text-style-name="P8" draw:layer="layout" svg:width="0.943cm" svg:height="1.112cm" svg:x="7.281cm" svg:y="13.414cm">
          <draw:text-box>
            <text:p text:style-name="P5">7</text:p>
          </draw:text-box>
        </draw:frame>
        <draw:frame draw:style-name="gr21" draw:text-style-name="P8" draw:layer="layout" svg:width="0.943cm" svg:height="1.112cm" svg:x="12.658cm" svg:y="13.414cm">
          <draw:text-box>
            <text:p text:style-name="P5">8</text:p>
          </draw:text-box>
        </draw:frame>
        <draw:frame draw:style-name="gr21" draw:text-style-name="P8" draw:layer="layout" svg:width="0.943cm" svg:height="1.112cm" svg:x="17.739cm" svg:y="8.087cm">
          <draw:text-box>
            <text:p text:style-name="P5">6</text:p>
          </draw:text-box>
        </draw:frame>
        <draw:connector draw:style-name="gr22" draw:text-style-name="P11" draw:layer="layout" draw:type="line" svg:x1="16.281cm" svg:y1="8.643cm" svg:x2="17.646cm" svg:y2="8.656cm" draw:start-shape="id6" draw:start-glue-point="1" draw:end-shape="id14" draw:end-glue-point="6" svg:d="M16281 8643l1365 13" svg:viewBox="0 0 1366 14">
          <text:p/>
        </draw:connector>
        <draw:frame draw:style-name="gr23" draw:text-style-name="P6" draw:layer="layout" svg:width="3.361cm" svg:height="1.288cm" svg:x="17.939cm" svg:y="7.212cm">
          <draw:text-box>
            <text:p text:style-name="P5"><text:span text:style-name="T2">I</text:span><text:span text:style-name="T5">b</text:span><text:span text:style-name="T2"> = K</text:span><text:span text:style-name="T5">b</text:span><text:span text:style-name="T2"> V</text:span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7:24:02.573092577</meta:creation-date>
    <dc:date>2021-04-05T17:39:59.768516367</dc:date>
    <meta:editing-duration>PT5M45S</meta:editing-duration>
    <meta:editing-cycles>1</meta:editing-cycles>
    <meta:document-statistic meta:object-count="65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